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0278533333333" calcext:value-type="float">
            <text:p>2.10279</text:p>
          </table:table-cell>
          <table:table-cell office:value-type="float" office:value="2.55259866666667" calcext:value-type="float">
            <text:p>2.5526</text:p>
          </table:table-cell>
          <table:table-cell office:value-type="float" office:value="3.584512" calcext:value-type="float">
            <text:p>3.584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21733333333" calcext:value-type="float">
            <text:p>2.18322</text:p>
          </table:table-cell>
          <table:table-cell office:value-type="float" office:value="2.53991866666667" calcext:value-type="float">
            <text:p>2.53992</text:p>
          </table:table-cell>
          <table:table-cell office:value-type="float" office:value="2.949968" calcext:value-type="float">
            <text:p>2.949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29466666667" calcext:value-type="float">
            <text:p>2.17929</text:p>
          </table:table-cell>
          <table:table-cell office:value-type="float" office:value="2.52593466666667" calcext:value-type="float">
            <text:p>2.52593</text:p>
          </table:table-cell>
          <table:table-cell office:value-type="float" office:value="3.08648" calcext:value-type="float">
            <text:p>3.086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616933333333" calcext:value-type="float">
            <text:p>2.12617</text:p>
          </table:table-cell>
          <table:table-cell office:value-type="float" office:value="2.49920133333333" calcext:value-type="float">
            <text:p>2.4992</text:p>
          </table:table-cell>
          <table:table-cell office:value-type="float" office:value="3.610944" calcext:value-type="float">
            <text:p>3.610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792" calcext:value-type="float">
            <text:p>2.19879</text:p>
          </table:table-cell>
          <table:table-cell office:value-type="float" office:value="2.481036" calcext:value-type="float">
            <text:p>2.48104</text:p>
          </table:table-cell>
          <table:table-cell office:value-type="float" office:value="2.932784" calcext:value-type="float">
            <text:p>2.932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4981466666667" calcext:value-type="float">
            <text:p>2.44981</text:p>
          </table:table-cell>
          <table:table-cell office:value-type="float" office:value="1.89307466666667" calcext:value-type="float">
            <text:p>1.89307</text:p>
          </table:table-cell>
          <table:table-cell office:value-type="float" office:value="1.94624" calcext:value-type="float">
            <text:p>1.946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4156" calcext:value-type="float">
            <text:p>2.44156</text:p>
          </table:table-cell>
          <table:table-cell office:value-type="float" office:value="1.90714666666667" calcext:value-type="float">
            <text:p>1.90715</text:p>
          </table:table-cell>
          <table:table-cell office:value-type="float" office:value="1.976032" calcext:value-type="float">
            <text:p>1.976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138933333333" calcext:value-type="float">
            <text:p>2.44139</text:p>
          </table:table-cell>
          <table:table-cell office:value-type="float" office:value="1.813636" calcext:value-type="float">
            <text:p>1.81364</text:p>
          </table:table-cell>
          <table:table-cell office:value-type="float" office:value="2.324064" calcext:value-type="float">
            <text:p>2.324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3162266666667" calcext:value-type="float">
            <text:p>2.43162</text:p>
          </table:table-cell>
          <table:table-cell office:value-type="float" office:value="1.84768266666667" calcext:value-type="float">
            <text:p>1.84768</text:p>
          </table:table-cell>
          <table:table-cell office:value-type="float" office:value="2.24168" calcext:value-type="float">
            <text:p>2.241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2763466666667" calcext:value-type="float">
            <text:p>2.42763</text:p>
          </table:table-cell>
          <table:table-cell office:value-type="float" office:value="1.83521466666667" calcext:value-type="float">
            <text:p>1.83521</text:p>
          </table:table-cell>
          <table:table-cell office:value-type="float" office:value="2.270496" calcext:value-type="float">
            <text:p>2.27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832533333333" calcext:value-type="float">
            <text:p>2.36833</text:p>
          </table:table-cell>
          <table:table-cell office:value-type="float" office:value="2.00721066666667" calcext:value-type="float">
            <text:p>2.00721</text:p>
          </table:table-cell>
          <table:table-cell office:value-type="float" office:value="2.48696" calcext:value-type="float">
            <text:p>2.486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7928" calcext:value-type="float">
            <text:p>2.36793</text:p>
          </table:table-cell>
          <table:table-cell office:value-type="float" office:value="2.25512133333333" calcext:value-type="float">
            <text:p>2.25512</text:p>
          </table:table-cell>
          <table:table-cell office:value-type="float" office:value="1.973056" calcext:value-type="float">
            <text:p>1.973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46666666667" calcext:value-type="float">
            <text:p>2.20247</text:p>
          </table:table-cell>
          <table:table-cell office:value-type="float" office:value="2.36324533333333" calcext:value-type="float">
            <text:p>2.36325</text:p>
          </table:table-cell>
          <table:table-cell office:value-type="float" office:value="3.20504" calcext:value-type="float">
            <text:p>3.205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60852" calcext:value-type="float">
            <text:p>2.36085</text:p>
          </table:table-cell>
          <table:table-cell office:value-type="float" office:value="2.00344" calcext:value-type="float">
            <text:p>2.00344</text:p>
          </table:table-cell>
          <table:table-cell office:value-type="float" office:value="2.487376" calcext:value-type="float">
            <text:p>2.487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706533333333" calcext:value-type="float">
            <text:p>2.34707</text:p>
          </table:table-cell>
          <table:table-cell office:value-type="float" office:value="2.238572" calcext:value-type="float">
            <text:p>2.23857</text:p>
          </table:table-cell>
          <table:table-cell office:value-type="float" office:value="1.978144" calcext:value-type="float">
            <text:p>1.978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677333333333" calcext:value-type="float">
            <text:p>2.34677</text:p>
          </table:table-cell>
          <table:table-cell office:value-type="float" office:value="1.97280933333333" calcext:value-type="float">
            <text:p>1.97281</text:p>
          </table:table-cell>
          <table:table-cell office:value-type="float" office:value="2.755776" calcext:value-type="float">
            <text:p>2.755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17733333333" calcext:value-type="float">
            <text:p>2.20918</text:p>
          </table:table-cell>
          <table:table-cell office:value-type="float" office:value="2.34575333333333" calcext:value-type="float">
            <text:p>2.34575</text:p>
          </table:table-cell>
          <table:table-cell office:value-type="float" office:value="3.135424" calcext:value-type="float">
            <text:p>3.13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5164" calcext:value-type="float">
            <text:p>2.34516</text:p>
          </table:table-cell>
          <table:table-cell office:value-type="float" office:value="2.05418533333333" calcext:value-type="float">
            <text:p>2.05419</text:p>
          </table:table-cell>
          <table:table-cell office:value-type="float" office:value="2.632512" calcext:value-type="float">
            <text:p>2.632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437733333333" calcext:value-type="float">
            <text:p>2.33438</text:p>
          </table:table-cell>
          <table:table-cell office:value-type="float" office:value="2.18181066666667" calcext:value-type="float">
            <text:p>2.18181</text:p>
          </table:table-cell>
          <table:table-cell office:value-type="float" office:value="2.35296" calcext:value-type="float">
            <text:p>2.35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28533333333" calcext:value-type="float">
            <text:p>2.33329</text:p>
          </table:table-cell>
          <table:table-cell office:value-type="float" office:value="2.05579066666667" calcext:value-type="float">
            <text:p>2.05579</text:p>
          </table:table-cell>
          <table:table-cell office:value-type="float" office:value="2.590432" calcext:value-type="float">
            <text:p>2.59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276" calcext:value-type="float">
            <text:p>2.33328</text:p>
          </table:table-cell>
          <table:table-cell office:value-type="float" office:value="2.17406266666667" calcext:value-type="float">
            <text:p>2.17406</text:p>
          </table:table-cell>
          <table:table-cell office:value-type="float" office:value="2.383472" calcext:value-type="float">
            <text:p>2.383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452" calcext:value-type="float">
            <text:p>2.32945</text:p>
          </table:table-cell>
          <table:table-cell office:value-type="float" office:value="2.14533866666667" calcext:value-type="float">
            <text:p>2.14534</text:p>
          </table:table-cell>
          <table:table-cell office:value-type="float" office:value="2.522704" calcext:value-type="float">
            <text:p>2.52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868933333333" calcext:value-type="float">
            <text:p>2.32869</text:p>
          </table:table-cell>
          <table:table-cell office:value-type="float" office:value="2.15804666666667" calcext:value-type="float">
            <text:p>2.15805</text:p>
          </table:table-cell>
          <table:table-cell office:value-type="float" office:value="2.56784" calcext:value-type="float">
            <text:p>2.567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277066666667" calcext:value-type="float">
            <text:p>2.32277</text:p>
          </table:table-cell>
          <table:table-cell office:value-type="float" office:value="2.03244133333333" calcext:value-type="float">
            <text:p>2.03244</text:p>
          </table:table-cell>
          <table:table-cell office:value-type="float" office:value="2.804" calcext:value-type="float">
            <text:p>2.8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120133333333" calcext:value-type="float">
            <text:p>2.3212</text:p>
          </table:table-cell>
          <table:table-cell office:value-type="float" office:value="2.06604" calcext:value-type="float">
            <text:p>2.06604</text:p>
          </table:table-cell>
          <table:table-cell office:value-type="float" office:value="2.792288" calcext:value-type="float">
            <text:p>2.79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212" calcext:value-type="float">
            <text:p>2.31721</text:p>
          </table:table-cell>
          <table:table-cell office:value-type="float" office:value="2.05439333333333" calcext:value-type="float">
            <text:p>2.05439</text:p>
          </table:table-cell>
          <table:table-cell office:value-type="float" office:value="2.789904" calcext:value-type="float">
            <text:p>2.78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188533333333" calcext:value-type="float">
            <text:p>2.31189</text:p>
          </table:table-cell>
          <table:table-cell office:value-type="float" office:value="2.07531333333333" calcext:value-type="float">
            <text:p>2.07531</text:p>
          </table:table-cell>
          <table:table-cell office:value-type="float" office:value="2.828896" calcext:value-type="float">
            <text:p>2.82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895733333333" calcext:value-type="float">
            <text:p>2.30896</text:p>
          </table:table-cell>
          <table:table-cell office:value-type="float" office:value="2.24229733333333" calcext:value-type="float">
            <text:p>2.2423</text:p>
          </table:table-cell>
          <table:table-cell office:value-type="float" office:value="2.585408" calcext:value-type="float">
            <text:p>2.585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894933333333" calcext:value-type="float">
            <text:p>2.30895</text:p>
          </table:table-cell>
          <table:table-cell office:value-type="float" office:value="2.04858" calcext:value-type="float">
            <text:p>2.04858</text:p>
          </table:table-cell>
          <table:table-cell office:value-type="float" office:value="2.797648" calcext:value-type="float">
            <text:p>2.797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02533333333" calcext:value-type="float">
            <text:p>2.29903</text:p>
          </table:table-cell>
          <table:table-cell office:value-type="float" office:value="2.14479066666667" calcext:value-type="float">
            <text:p>2.14479</text:p>
          </table:table-cell>
          <table:table-cell office:value-type="float" office:value="2.759184" calcext:value-type="float">
            <text:p>2.759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316" calcext:value-type="float">
            <text:p>2.29432</text:p>
          </table:table-cell>
          <table:table-cell office:value-type="float" office:value="2.19002533333333" calcext:value-type="float">
            <text:p>2.19003</text:p>
          </table:table-cell>
          <table:table-cell office:value-type="float" office:value="2.615936" calcext:value-type="float">
            <text:p>2.615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568" calcext:value-type="float">
            <text:p>2.28957</text:p>
          </table:table-cell>
          <table:table-cell office:value-type="float" office:value="2.213776" calcext:value-type="float">
            <text:p>2.21378</text:p>
          </table:table-cell>
          <table:table-cell office:value-type="float" office:value="2.72976" calcext:value-type="float">
            <text:p>2.729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7176" calcext:value-type="float">
            <text:p>2.28718</text:p>
          </table:table-cell>
          <table:table-cell office:value-type="float" office:value="2.21281466666667" calcext:value-type="float">
            <text:p>2.21281</text:p>
          </table:table-cell>
          <table:table-cell office:value-type="float" office:value="2.770848" calcext:value-type="float">
            <text:p>2.770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86133333333" calcext:value-type="float">
            <text:p>2.26986</text:p>
          </table:table-cell>
          <table:table-cell office:value-type="float" office:value="2.39015066666667" calcext:value-type="float">
            <text:p>2.39015</text:p>
          </table:table-cell>
          <table:table-cell office:value-type="float" office:value="2.4964" calcext:value-type="float">
            <text:p>2.49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86666666667" calcext:value-type="float">
            <text:p>2.26187</text:p>
          </table:table-cell>
          <table:table-cell office:value-type="float" office:value="2.191056" calcext:value-type="float">
            <text:p>2.19106</text:p>
          </table:table-cell>
          <table:table-cell office:value-type="float" office:value="2.871824" calcext:value-type="float">
            <text:p>2.87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48533333333" calcext:value-type="float">
            <text:p>2.25949</text:p>
          </table:table-cell>
          <table:table-cell office:value-type="float" office:value="2.385296" calcext:value-type="float">
            <text:p>2.3853</text:p>
          </table:table-cell>
          <table:table-cell office:value-type="float" office:value="2.5608" calcext:value-type="float">
            <text:p>2.5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91333333333" calcext:value-type="float">
            <text:p>2.24691</text:p>
          </table:table-cell>
          <table:table-cell office:value-type="float" office:value="2.05802" calcext:value-type="float">
            <text:p>2.05802</text:p>
          </table:table-cell>
          <table:table-cell office:value-type="float" office:value="3.506944" calcext:value-type="float">
            <text:p>3.506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95066666667" calcext:value-type="float">
            <text:p>2.23995</text:p>
          </table:table-cell>
          <table:table-cell office:value-type="float" office:value="2.25746266666667" calcext:value-type="float">
            <text:p>2.25746</text:p>
          </table:table-cell>
          <table:table-cell office:value-type="float" office:value="3.056496" calcext:value-type="float">
            <text:p>3.05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864" calcext:value-type="float">
            <text:p>2.24586</text:p>
          </table:table-cell>
          <table:table-cell office:value-type="float" office:value="2.23876533333333" calcext:value-type="float">
            <text:p>2.23877</text:p>
          </table:table-cell>
          <table:table-cell office:value-type="float" office:value="3.088736" calcext:value-type="float">
            <text:p>3.088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48933333333" calcext:value-type="float">
            <text:p>2.23449</text:p>
          </table:table-cell>
          <table:table-cell office:value-type="float" office:value="2.079176" calcext:value-type="float">
            <text:p>2.07918</text:p>
          </table:table-cell>
          <table:table-cell office:value-type="float" office:value="3.54232" calcext:value-type="float">
            <text:p>3.542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43066666667" calcext:value-type="float">
            <text:p>2.28243</text:p>
          </table:table-cell>
          <table:table-cell office:value-type="float" office:value="2.22126133333333" calcext:value-type="float">
            <text:p>2.22126</text:p>
          </table:table-cell>
          <table:table-cell office:value-type="float" office:value="2.91336" calcext:value-type="float">
            <text:p>2.913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43733333333" calcext:value-type="float">
            <text:p>2.21544</text:p>
          </table:table-cell>
          <table:table-cell office:value-type="float" office:value="2.35485466666667" calcext:value-type="float">
            <text:p>2.35485</text:p>
          </table:table-cell>
          <table:table-cell office:value-type="float" office:value="3.106816" calcext:value-type="float">
            <text:p>3.106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648" calcext:value-type="float">
            <text:p>2.20165</text:p>
          </table:table-cell>
          <table:table-cell office:value-type="float" office:value="2.351816" calcext:value-type="float">
            <text:p>2.35182</text:p>
          </table:table-cell>
          <table:table-cell office:value-type="float" office:value="3.199312" calcext:value-type="float">
            <text:p>3.199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574" calcext:value-type="float">
            <text:p>2.28574</text:p>
          </table:table-cell>
          <table:table-cell office:value-type="float" office:value="2.20082133333333" calcext:value-type="float">
            <text:p>2.20082</text:p>
          </table:table-cell>
          <table:table-cell office:value-type="float" office:value="2.736432" calcext:value-type="float">
            <text:p>2.73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039466666667" calcext:value-type="float">
            <text:p>2.20039</text:p>
          </table:table-cell>
          <table:table-cell office:value-type="float" office:value="2.47135066666667" calcext:value-type="float">
            <text:p>2.47135</text:p>
          </table:table-cell>
          <table:table-cell office:value-type="float" office:value="2.949296" calcext:value-type="float">
            <text:p>2.94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17866666667" calcext:value-type="float">
            <text:p>2.18218</text:p>
          </table:table-cell>
          <table:table-cell office:value-type="float" office:value="2.51791733333333" calcext:value-type="float">
            <text:p>2.51792</text:p>
          </table:table-cell>
          <table:table-cell office:value-type="float" office:value="3.003424" calcext:value-type="float">
            <text:p>3.003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62933333333" calcext:value-type="float">
            <text:p>2.30063</text:p>
          </table:table-cell>
          <table:table-cell office:value-type="float" office:value="2.174576" calcext:value-type="float">
            <text:p>2.17458</text:p>
          </table:table-cell>
          <table:table-cell office:value-type="float" office:value="2.562064" calcext:value-type="float">
            <text:p>2.562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448" calcext:value-type="float">
            <text:p>2.17045</text:p>
          </table:table-cell>
          <table:table-cell office:value-type="float" office:value="2.45809733333333" calcext:value-type="float">
            <text:p>2.4581</text:p>
          </table:table-cell>
          <table:table-cell office:value-type="float" office:value="3.303488" calcext:value-type="float">
            <text:p>3.303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10933333333" calcext:value-type="float">
            <text:p>2.16911</text:p>
          </table:table-cell>
          <table:table-cell office:value-type="float" office:value="2.50176266666667" calcext:value-type="float">
            <text:p>2.50176</text:p>
          </table:table-cell>
          <table:table-cell office:value-type="float" office:value="3.102368" calcext:value-type="float">
            <text:p>3.102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671333333333" calcext:value-type="float">
            <text:p>2.16671</text:p>
          </table:table-cell>
          <table:table-cell office:value-type="float" office:value="2.54420133333333" calcext:value-type="float">
            <text:p>2.5442</text:p>
          </table:table-cell>
          <table:table-cell office:value-type="float" office:value="3.24608" calcext:value-type="float">
            <text:p>3.24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984" calcext:value-type="float">
            <text:p>2.16498</text:p>
          </table:table-cell>
          <table:table-cell office:value-type="float" office:value="2.386656" calcext:value-type="float">
            <text:p>2.38666</text:p>
          </table:table-cell>
          <table:table-cell office:value-type="float" office:value="3.556912" calcext:value-type="float">
            <text:p>3.556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176666666667" calcext:value-type="float">
            <text:p>2.16177</text:p>
          </table:table-cell>
          <table:table-cell office:value-type="float" office:value="2.45105066666667" calcext:value-type="float">
            <text:p>2.45105</text:p>
          </table:table-cell>
          <table:table-cell office:value-type="float" office:value="3.325296" calcext:value-type="float">
            <text:p>3.3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701333333333" calcext:value-type="float">
            <text:p>2.15701</text:p>
          </table:table-cell>
          <table:table-cell office:value-type="float" office:value="2.36595466666667" calcext:value-type="float">
            <text:p>2.36595</text:p>
          </table:table-cell>
          <table:table-cell office:value-type="float" office:value="3.545648" calcext:value-type="float">
            <text:p>3.545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43066666667" calcext:value-type="float">
            <text:p>2.32243</text:p>
          </table:table-cell>
          <table:table-cell office:value-type="float" office:value="2.14455733333333" calcext:value-type="float">
            <text:p>2.14456</text:p>
          </table:table-cell>
          <table:table-cell office:value-type="float" office:value="2.523472" calcext:value-type="float">
            <text:p>2.523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62666666667" calcext:value-type="float">
            <text:p>2.14063</text:p>
          </table:table-cell>
          <table:table-cell office:value-type="float" office:value="2.522592" calcext:value-type="float">
            <text:p>2.52259</text:p>
          </table:table-cell>
          <table:table-cell office:value-type="float" office:value="3.243152" calcext:value-type="float">
            <text:p>3.24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435333333333" calcext:value-type="float">
            <text:p>2.12435</text:p>
          </table:table-cell>
          <table:table-cell office:value-type="float" office:value="2.55638" calcext:value-type="float">
            <text:p>2.55638</text:p>
          </table:table-cell>
          <table:table-cell office:value-type="float" office:value="3.573408" calcext:value-type="float">
            <text:p>3.573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167066666667" calcext:value-type="float">
            <text:p>2.12167</text:p>
          </table:table-cell>
          <table:table-cell office:value-type="float" office:value="2.487872" calcext:value-type="float">
            <text:p>2.48787</text:p>
          </table:table-cell>
          <table:table-cell office:value-type="float" office:value="3.640816" calcext:value-type="float">
            <text:p>3.640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840933333333" calcext:value-type="float">
            <text:p>2.31841</text:p>
          </table:table-cell>
          <table:table-cell office:value-type="float" office:value="2.10133866666667" calcext:value-type="float">
            <text:p>2.10134</text:p>
          </table:table-cell>
          <table:table-cell office:value-type="float" office:value="2.819904" calcext:value-type="float">
            <text:p>2.81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323333333333" calcext:value-type="float">
            <text:p>2.31323</text:p>
          </table:table-cell>
          <table:table-cell office:value-type="float" office:value="2.06401866666667" calcext:value-type="float">
            <text:p>2.06402</text:p>
          </table:table-cell>
          <table:table-cell office:value-type="float" office:value="2.835568" calcext:value-type="float">
            <text:p>2.835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2157066666667" calcext:value-type="float">
            <text:p>2.42157</text:p>
          </table:table-cell>
          <table:table-cell office:value-type="float" office:value="1.799364" calcext:value-type="float">
            <text:p>1.79936</text:p>
          </table:table-cell>
          <table:table-cell office:value-type="float" office:value="2.32032" calcext:value-type="float">
            <text:p>2.320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4981466666667" calcext:value-type="float">
            <text:p>2.44981</text:p>
          </table:table-cell>
          <table:table-cell office:value-type="float" office:value="1.89307466666667" calcext:value-type="float">
            <text:p>1.89307</text:p>
          </table:table-cell>
          <table:table-cell office:value-type="float" office:value="1.94624" calcext:value-type="float">
            <text:p>1.946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9908995555556" calcext:value-type="float">
            <text:p>2.29909</text:p>
          </table:table-cell>
          <table:table-cell table:formula="of:=AVERAGE([.BT1:.BT15])" office:value-type="float" office:value="2.16310533333333" calcext:value-type="float">
            <text:p>2.16311</text:p>
          </table:table-cell>
          <table:table-cell table:formula="of:=AVERAGE([.BU1:.BU15])" office:value-type="float" office:value="2.71100693333333" calcext:value-type="float">
            <text:p>2.711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2763466666667" calcext:value-type="float">
            <text:p>2.42763</text:p>
          </table:table-cell>
          <table:table-cell office:value-type="float" office:value="1.83521466666667" calcext:value-type="float">
            <text:p>1.83521</text:p>
          </table:table-cell>
          <table:table-cell office:value-type="float" office:value="2.270496" calcext:value-type="float">
            <text:p>2.27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837304" calcext:value-type="float">
            <text:p>2.38373</text:p>
          </table:table-cell>
          <table:table-cell table:formula="of:=AVERAGE([.BT1:.BT5])" office:value-type="float" office:value="2.0052184" calcext:value-type="float">
            <text:p>2.00522</text:p>
          </table:table-cell>
          <table:table-cell table:formula="of:=AVERAGE([.BU1:.BU5])" office:value-type="float" office:value="2.2545376" calcext:value-type="float">
            <text:p>2.25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60852" calcext:value-type="float">
            <text:p>2.36085</text:p>
          </table:table-cell>
          <table:table-cell office:value-type="float" office:value="2.00344" calcext:value-type="float">
            <text:p>2.00344</text:p>
          </table:table-cell>
          <table:table-cell office:value-type="float" office:value="2.487376" calcext:value-type="float">
            <text:p>2.487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706533333333" calcext:value-type="float">
            <text:p>2.34707</text:p>
          </table:table-cell>
          <table:table-cell office:value-type="float" office:value="2.238572" calcext:value-type="float">
            <text:p>2.23857</text:p>
          </table:table-cell>
          <table:table-cell office:value-type="float" office:value="1.978144" calcext:value-type="float">
            <text:p>1.978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28533333333" calcext:value-type="float">
            <text:p>2.33329</text:p>
          </table:table-cell>
          <table:table-cell office:value-type="float" office:value="2.05579066666667" calcext:value-type="float">
            <text:p>2.05579</text:p>
          </table:table-cell>
          <table:table-cell office:value-type="float" office:value="2.590432" calcext:value-type="float">
            <text:p>2.59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276" calcext:value-type="float">
            <text:p>2.33328</text:p>
          </table:table-cell>
          <table:table-cell office:value-type="float" office:value="2.17406266666667" calcext:value-type="float">
            <text:p>2.17406</text:p>
          </table:table-cell>
          <table:table-cell office:value-type="float" office:value="2.383472" calcext:value-type="float">
            <text:p>2.383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868933333333" calcext:value-type="float">
            <text:p>2.32869</text:p>
          </table:table-cell>
          <table:table-cell office:value-type="float" office:value="2.15804666666667" calcext:value-type="float">
            <text:p>2.15805</text:p>
          </table:table-cell>
          <table:table-cell office:value-type="float" office:value="2.56784" calcext:value-type="float">
            <text:p>2.567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277066666667" calcext:value-type="float">
            <text:p>2.32277</text:p>
          </table:table-cell>
          <table:table-cell office:value-type="float" office:value="2.03244133333333" calcext:value-type="float">
            <text:p>2.03244</text:p>
          </table:table-cell>
          <table:table-cell office:value-type="float" office:value="2.804" calcext:value-type="float">
            <text:p>2.8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212" calcext:value-type="float">
            <text:p>2.31721</text:p>
          </table:table-cell>
          <table:table-cell office:value-type="float" office:value="2.05439333333333" calcext:value-type="float">
            <text:p>2.05439</text:p>
          </table:table-cell>
          <table:table-cell office:value-type="float" office:value="2.789904" calcext:value-type="float">
            <text:p>2.78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568" calcext:value-type="float">
            <text:p>2.28957</text:p>
          </table:table-cell>
          <table:table-cell office:value-type="float" office:value="2.213776" calcext:value-type="float">
            <text:p>2.21378</text:p>
          </table:table-cell>
          <table:table-cell office:value-type="float" office:value="2.72976" calcext:value-type="float">
            <text:p>2.729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86133333333" calcext:value-type="float">
            <text:p>2.26986</text:p>
          </table:table-cell>
          <table:table-cell office:value-type="float" office:value="2.39015066666667" calcext:value-type="float">
            <text:p>2.39015</text:p>
          </table:table-cell>
          <table:table-cell office:value-type="float" office:value="2.4964" calcext:value-type="float">
            <text:p>2.49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91333333333" calcext:value-type="float">
            <text:p>2.24691</text:p>
          </table:table-cell>
          <table:table-cell office:value-type="float" office:value="2.05802" calcext:value-type="float">
            <text:p>2.05802</text:p>
          </table:table-cell>
          <table:table-cell office:value-type="float" office:value="3.506944" calcext:value-type="float">
            <text:p>3.506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176666666667" calcext:value-type="float">
            <text:p>2.16177</text:p>
          </table:table-cell>
          <table:table-cell office:value-type="float" office:value="2.45105066666667" calcext:value-type="float">
            <text:p>2.45105</text:p>
          </table:table-cell>
          <table:table-cell office:value-type="float" office:value="3.325296" calcext:value-type="float">
            <text:p>3.3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701333333333" calcext:value-type="float">
            <text:p>2.15701</text:p>
          </table:table-cell>
          <table:table-cell office:value-type="float" office:value="2.36595466666667" calcext:value-type="float">
            <text:p>2.36595</text:p>
          </table:table-cell>
          <table:table-cell office:value-type="float" office:value="3.545648" calcext:value-type="float">
            <text:p>3.545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62666666667" calcext:value-type="float">
            <text:p>2.14063</text:p>
          </table:table-cell>
          <table:table-cell office:value-type="float" office:value="2.522592" calcext:value-type="float">
            <text:p>2.52259</text:p>
          </table:table-cell>
          <table:table-cell office:value-type="float" office:value="3.243152" calcext:value-type="float">
            <text:p>3.24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4156" calcext:value-type="float">
            <text:p>2.44156</text:p>
          </table:table-cell>
          <table:table-cell office:value-type="float" office:value="1.90714666666667" calcext:value-type="float">
            <text:p>1.90715</text:p>
          </table:table-cell>
          <table:table-cell office:value-type="float" office:value="1.976032" calcext:value-type="float">
            <text:p>1.976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30309422222222" calcext:value-type="float">
            <text:p>2.30309</text:p>
          </table:table-cell>
          <table:table-cell table:formula="of:=AVERAGE([.BT16:.BT30])" office:value-type="float" office:value="2.16534995555556" calcext:value-type="float">
            <text:p>2.16535</text:p>
          </table:table-cell>
          <table:table-cell table:formula="of:=AVERAGE([.BU16:.BU30])" office:value-type="float" office:value="2.71973226666667" calcext:value-type="float">
            <text:p>2.7197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3162266666667" calcext:value-type="float">
            <text:p>2.43162</text:p>
          </table:table-cell>
          <table:table-cell office:value-type="float" office:value="1.84768266666667" calcext:value-type="float">
            <text:p>1.84768</text:p>
          </table:table-cell>
          <table:table-cell office:value-type="float" office:value="2.24168" calcext:value-type="float">
            <text:p>2.241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39124186666667" calcext:value-type="float">
            <text:p>2.39124</text:p>
          </table:table-cell>
          <table:table-cell table:formula="of:=AVERAGE([.BT16:.BT20])" office:value-type="float" office:value="1.99799413333333" calcext:value-type="float">
            <text:p>1.99799</text:p>
          </table:table-cell>
          <table:table-cell table:formula="of:=AVERAGE([.BU16:.BU20])" office:value-type="float" office:value="2.2867008" calcext:value-type="float">
            <text:p>2.2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832533333333" calcext:value-type="float">
            <text:p>2.36833</text:p>
          </table:table-cell>
          <table:table-cell office:value-type="float" office:value="2.00721066666667" calcext:value-type="float">
            <text:p>2.00721</text:p>
          </table:table-cell>
          <table:table-cell office:value-type="float" office:value="2.48696" calcext:value-type="float">
            <text:p>2.486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7928" calcext:value-type="float">
            <text:p>2.36793</text:p>
          </table:table-cell>
          <table:table-cell office:value-type="float" office:value="2.25512133333333" calcext:value-type="float">
            <text:p>2.25512</text:p>
          </table:table-cell>
          <table:table-cell office:value-type="float" office:value="1.973056" calcext:value-type="float">
            <text:p>1.973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677333333333" calcext:value-type="float">
            <text:p>2.34677</text:p>
          </table:table-cell>
          <table:table-cell office:value-type="float" office:value="1.97280933333333" calcext:value-type="float">
            <text:p>1.97281</text:p>
          </table:table-cell>
          <table:table-cell office:value-type="float" office:value="2.755776" calcext:value-type="float">
            <text:p>2.755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5164" calcext:value-type="float">
            <text:p>2.34516</text:p>
          </table:table-cell>
          <table:table-cell office:value-type="float" office:value="2.05418533333333" calcext:value-type="float">
            <text:p>2.05419</text:p>
          </table:table-cell>
          <table:table-cell office:value-type="float" office:value="2.632512" calcext:value-type="float">
            <text:p>2.632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437733333333" calcext:value-type="float">
            <text:p>2.33438</text:p>
          </table:table-cell>
          <table:table-cell office:value-type="float" office:value="2.18181066666667" calcext:value-type="float">
            <text:p>2.18181</text:p>
          </table:table-cell>
          <table:table-cell office:value-type="float" office:value="2.35296" calcext:value-type="float">
            <text:p>2.35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120133333333" calcext:value-type="float">
            <text:p>2.3212</text:p>
          </table:table-cell>
          <table:table-cell office:value-type="float" office:value="2.06604" calcext:value-type="float">
            <text:p>2.06604</text:p>
          </table:table-cell>
          <table:table-cell office:value-type="float" office:value="2.792288" calcext:value-type="float">
            <text:p>2.79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02533333333" calcext:value-type="float">
            <text:p>2.29903</text:p>
          </table:table-cell>
          <table:table-cell office:value-type="float" office:value="2.14479066666667" calcext:value-type="float">
            <text:p>2.14479</text:p>
          </table:table-cell>
          <table:table-cell office:value-type="float" office:value="2.759184" calcext:value-type="float">
            <text:p>2.759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316" calcext:value-type="float">
            <text:p>2.29432</text:p>
          </table:table-cell>
          <table:table-cell office:value-type="float" office:value="2.19002533333333" calcext:value-type="float">
            <text:p>2.19003</text:p>
          </table:table-cell>
          <table:table-cell office:value-type="float" office:value="2.615936" calcext:value-type="float">
            <text:p>2.615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48533333333" calcext:value-type="float">
            <text:p>2.25949</text:p>
          </table:table-cell>
          <table:table-cell office:value-type="float" office:value="2.385296" calcext:value-type="float">
            <text:p>2.3853</text:p>
          </table:table-cell>
          <table:table-cell office:value-type="float" office:value="2.5608" calcext:value-type="float">
            <text:p>2.5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48933333333" calcext:value-type="float">
            <text:p>2.23449</text:p>
          </table:table-cell>
          <table:table-cell office:value-type="float" office:value="2.079176" calcext:value-type="float">
            <text:p>2.07918</text:p>
          </table:table-cell>
          <table:table-cell office:value-type="float" office:value="3.54232" calcext:value-type="float">
            <text:p>3.542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448" calcext:value-type="float">
            <text:p>2.17045</text:p>
          </table:table-cell>
          <table:table-cell office:value-type="float" office:value="2.45809733333333" calcext:value-type="float">
            <text:p>2.4581</text:p>
          </table:table-cell>
          <table:table-cell office:value-type="float" office:value="3.303488" calcext:value-type="float">
            <text:p>3.303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671333333333" calcext:value-type="float">
            <text:p>2.16671</text:p>
          </table:table-cell>
          <table:table-cell office:value-type="float" office:value="2.54420133333333" calcext:value-type="float">
            <text:p>2.5442</text:p>
          </table:table-cell>
          <table:table-cell office:value-type="float" office:value="3.24608" calcext:value-type="float">
            <text:p>3.24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984" calcext:value-type="float">
            <text:p>2.16498</text:p>
          </table:table-cell>
          <table:table-cell office:value-type="float" office:value="2.386656" calcext:value-type="float">
            <text:p>2.38666</text:p>
          </table:table-cell>
          <table:table-cell office:value-type="float" office:value="3.556912" calcext:value-type="float">
            <text:p>3.556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138933333333" calcext:value-type="float">
            <text:p>2.44139</text:p>
          </table:table-cell>
          <table:table-cell office:value-type="float" office:value="1.813636" calcext:value-type="float">
            <text:p>1.81364</text:p>
          </table:table-cell>
          <table:table-cell office:value-type="float" office:value="2.324064" calcext:value-type="float">
            <text:p>2.324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4696124444444" calcext:value-type="float">
            <text:p>2.24696</text:p>
          </table:table-cell>
          <table:table-cell table:formula="of:=AVERAGE([.BT31:.BT45])" office:value-type="float" office:value="2.2818968" calcext:value-type="float">
            <text:p>2.2819</text:p>
          </table:table-cell>
          <table:table-cell table:formula="of:=AVERAGE([.BU31:.BU45])" office:value-type="float" office:value="2.9555552" calcext:value-type="float">
            <text:p>2.95556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452" calcext:value-type="float">
            <text:p>2.32945</text:p>
          </table:table-cell>
          <table:table-cell office:value-type="float" office:value="2.14533866666667" calcext:value-type="float">
            <text:p>2.14534</text:p>
          </table:table-cell>
          <table:table-cell office:value-type="float" office:value="2.522704" calcext:value-type="float">
            <text:p>2.52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34012666666667" calcext:value-type="float">
            <text:p>2.34013</text:p>
          </table:table-cell>
          <table:table-cell table:formula="of:=AVERAGE([.BT31:.BT35])" office:value-type="float" office:value="2.06503306666667" calcext:value-type="float">
            <text:p>2.06503</text:p>
          </table:table-cell>
          <table:table-cell table:formula="of:=AVERAGE([.BU31:.BU35])" office:value-type="float" office:value="2.611744" calcext:value-type="float">
            <text:p>2.61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188533333333" calcext:value-type="float">
            <text:p>2.31189</text:p>
          </table:table-cell>
          <table:table-cell office:value-type="float" office:value="2.07531333333333" calcext:value-type="float">
            <text:p>2.07531</text:p>
          </table:table-cell>
          <table:table-cell office:value-type="float" office:value="2.828896" calcext:value-type="float">
            <text:p>2.82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895733333333" calcext:value-type="float">
            <text:p>2.30896</text:p>
          </table:table-cell>
          <table:table-cell office:value-type="float" office:value="2.24229733333333" calcext:value-type="float">
            <text:p>2.2423</text:p>
          </table:table-cell>
          <table:table-cell office:value-type="float" office:value="2.585408" calcext:value-type="float">
            <text:p>2.585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894933333333" calcext:value-type="float">
            <text:p>2.30895</text:p>
          </table:table-cell>
          <table:table-cell office:value-type="float" office:value="2.04858" calcext:value-type="float">
            <text:p>2.04858</text:p>
          </table:table-cell>
          <table:table-cell office:value-type="float" office:value="2.797648" calcext:value-type="float">
            <text:p>2.797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7176" calcext:value-type="float">
            <text:p>2.28718</text:p>
          </table:table-cell>
          <table:table-cell office:value-type="float" office:value="2.21281466666667" calcext:value-type="float">
            <text:p>2.21281</text:p>
          </table:table-cell>
          <table:table-cell office:value-type="float" office:value="2.770848" calcext:value-type="float">
            <text:p>2.770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86666666667" calcext:value-type="float">
            <text:p>2.26187</text:p>
          </table:table-cell>
          <table:table-cell office:value-type="float" office:value="2.191056" calcext:value-type="float">
            <text:p>2.19106</text:p>
          </table:table-cell>
          <table:table-cell office:value-type="float" office:value="2.871824" calcext:value-type="float">
            <text:p>2.87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95066666667" calcext:value-type="float">
            <text:p>2.23995</text:p>
          </table:table-cell>
          <table:table-cell office:value-type="float" office:value="2.25746266666667" calcext:value-type="float">
            <text:p>2.25746</text:p>
          </table:table-cell>
          <table:table-cell office:value-type="float" office:value="3.056496" calcext:value-type="float">
            <text:p>3.05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43733333333" calcext:value-type="float">
            <text:p>2.21544</text:p>
          </table:table-cell>
          <table:table-cell office:value-type="float" office:value="2.35485466666667" calcext:value-type="float">
            <text:p>2.35485</text:p>
          </table:table-cell>
          <table:table-cell office:value-type="float" office:value="3.106816" calcext:value-type="float">
            <text:p>3.106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648" calcext:value-type="float">
            <text:p>2.20165</text:p>
          </table:table-cell>
          <table:table-cell office:value-type="float" office:value="2.351816" calcext:value-type="float">
            <text:p>2.35182</text:p>
          </table:table-cell>
          <table:table-cell office:value-type="float" office:value="3.199312" calcext:value-type="float">
            <text:p>3.199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039466666667" calcext:value-type="float">
            <text:p>2.20039</text:p>
          </table:table-cell>
          <table:table-cell office:value-type="float" office:value="2.47135066666667" calcext:value-type="float">
            <text:p>2.47135</text:p>
          </table:table-cell>
          <table:table-cell office:value-type="float" office:value="2.949296" calcext:value-type="float">
            <text:p>2.94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17866666667" calcext:value-type="float">
            <text:p>2.18218</text:p>
          </table:table-cell>
          <table:table-cell office:value-type="float" office:value="2.51791733333333" calcext:value-type="float">
            <text:p>2.51792</text:p>
          </table:table-cell>
          <table:table-cell office:value-type="float" office:value="3.003424" calcext:value-type="float">
            <text:p>3.003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10933333333" calcext:value-type="float">
            <text:p>2.16911</text:p>
          </table:table-cell>
          <table:table-cell office:value-type="float" office:value="2.50176266666667" calcext:value-type="float">
            <text:p>2.50176</text:p>
          </table:table-cell>
          <table:table-cell office:value-type="float" office:value="3.102368" calcext:value-type="float">
            <text:p>3.102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435333333333" calcext:value-type="float">
            <text:p>2.12435</text:p>
          </table:table-cell>
          <table:table-cell office:value-type="float" office:value="2.55638" calcext:value-type="float">
            <text:p>2.55638</text:p>
          </table:table-cell>
          <table:table-cell office:value-type="float" office:value="3.573408" calcext:value-type="float">
            <text:p>3.573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167066666667" calcext:value-type="float">
            <text:p>2.12167</text:p>
          </table:table-cell>
          <table:table-cell office:value-type="float" office:value="2.487872" calcext:value-type="float">
            <text:p>2.48787</text:p>
          </table:table-cell>
          <table:table-cell office:value-type="float" office:value="3.640816" calcext:value-type="float">
            <text:p>3.640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0278533333333" calcext:value-type="float">
            <text:p>2.10279</text:p>
          </table:table-cell>
          <table:table-cell office:value-type="float" office:value="2.55259866666667" calcext:value-type="float">
            <text:p>2.5526</text:p>
          </table:table-cell>
          <table:table-cell office:value-type="float" office:value="3.584512" calcext:value-type="float">
            <text:p>3.584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4614737777778" calcext:value-type="float">
            <text:p>2.24615</text:p>
          </table:table-cell>
          <table:table-cell table:formula="of:=AVERAGE([.BT46:.BT60])" office:value-type="float" office:value="2.28349271111111" calcext:value-type="float">
            <text:p>2.28349</text:p>
          </table:table-cell>
          <table:table-cell table:formula="of:=AVERAGE([.BU46:.BU60])" office:value-type="float" office:value="2.9536672" calcext:value-type="float">
            <text:p>2.953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21733333333" calcext:value-type="float">
            <text:p>2.18322</text:p>
          </table:table-cell>
          <table:table-cell office:value-type="float" office:value="2.53991866666667" calcext:value-type="float">
            <text:p>2.53992</text:p>
          </table:table-cell>
          <table:table-cell office:value-type="float" office:value="2.949968" calcext:value-type="float">
            <text:p>2.949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15805173333333" calcext:value-type="float">
            <text:p>2.15805</text:p>
          </table:table-cell>
          <table:table-cell table:formula="of:=AVERAGE([.BT46:.BT50])" office:value-type="float" office:value="2.51973786666667" calcext:value-type="float">
            <text:p>2.51974</text:p>
          </table:table-cell>
          <table:table-cell table:formula="of:=AVERAGE([.BU46:.BU50])" office:value-type="float" office:value="3.2329376" calcext:value-type="float">
            <text:p>3.232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29466666667" calcext:value-type="float">
            <text:p>2.17929</text:p>
          </table:table-cell>
          <table:table-cell office:value-type="float" office:value="2.52593466666667" calcext:value-type="float">
            <text:p>2.52593</text:p>
          </table:table-cell>
          <table:table-cell office:value-type="float" office:value="3.08648" calcext:value-type="float">
            <text:p>3.086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616933333333" calcext:value-type="float">
            <text:p>2.12617</text:p>
          </table:table-cell>
          <table:table-cell office:value-type="float" office:value="2.49920133333333" calcext:value-type="float">
            <text:p>2.4992</text:p>
          </table:table-cell>
          <table:table-cell office:value-type="float" office:value="3.610944" calcext:value-type="float">
            <text:p>3.610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792" calcext:value-type="float">
            <text:p>2.19879</text:p>
          </table:table-cell>
          <table:table-cell office:value-type="float" office:value="2.481036" calcext:value-type="float">
            <text:p>2.48104</text:p>
          </table:table-cell>
          <table:table-cell office:value-type="float" office:value="2.932784" calcext:value-type="float">
            <text:p>2.932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46666666667" calcext:value-type="float">
            <text:p>2.20247</text:p>
          </table:table-cell>
          <table:table-cell office:value-type="float" office:value="2.36324533333333" calcext:value-type="float">
            <text:p>2.36325</text:p>
          </table:table-cell>
          <table:table-cell office:value-type="float" office:value="3.20504" calcext:value-type="float">
            <text:p>3.205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17733333333" calcext:value-type="float">
            <text:p>2.20918</text:p>
          </table:table-cell>
          <table:table-cell office:value-type="float" office:value="2.34575333333333" calcext:value-type="float">
            <text:p>2.34575</text:p>
          </table:table-cell>
          <table:table-cell office:value-type="float" office:value="3.135424" calcext:value-type="float">
            <text:p>3.13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864" calcext:value-type="float">
            <text:p>2.24586</text:p>
          </table:table-cell>
          <table:table-cell office:value-type="float" office:value="2.23876533333333" calcext:value-type="float">
            <text:p>2.23877</text:p>
          </table:table-cell>
          <table:table-cell office:value-type="float" office:value="3.088736" calcext:value-type="float">
            <text:p>3.088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43066666667" calcext:value-type="float">
            <text:p>2.28243</text:p>
          </table:table-cell>
          <table:table-cell office:value-type="float" office:value="2.22126133333333" calcext:value-type="float">
            <text:p>2.22126</text:p>
          </table:table-cell>
          <table:table-cell office:value-type="float" office:value="2.91336" calcext:value-type="float">
            <text:p>2.913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574" calcext:value-type="float">
            <text:p>2.28574</text:p>
          </table:table-cell>
          <table:table-cell office:value-type="float" office:value="2.20082133333333" calcext:value-type="float">
            <text:p>2.20082</text:p>
          </table:table-cell>
          <table:table-cell office:value-type="float" office:value="2.736432" calcext:value-type="float">
            <text:p>2.73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62933333333" calcext:value-type="float">
            <text:p>2.30063</text:p>
          </table:table-cell>
          <table:table-cell office:value-type="float" office:value="2.174576" calcext:value-type="float">
            <text:p>2.17458</text:p>
          </table:table-cell>
          <table:table-cell office:value-type="float" office:value="2.562064" calcext:value-type="float">
            <text:p>2.562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43066666667" calcext:value-type="float">
            <text:p>2.32243</text:p>
          </table:table-cell>
          <table:table-cell office:value-type="float" office:value="2.14455733333333" calcext:value-type="float">
            <text:p>2.14456</text:p>
          </table:table-cell>
          <table:table-cell office:value-type="float" office:value="2.523472" calcext:value-type="float">
            <text:p>2.523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840933333333" calcext:value-type="float">
            <text:p>2.31841</text:p>
          </table:table-cell>
          <table:table-cell office:value-type="float" office:value="2.10133866666667" calcext:value-type="float">
            <text:p>2.10134</text:p>
          </table:table-cell>
          <table:table-cell office:value-type="float" office:value="2.819904" calcext:value-type="float">
            <text:p>2.81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323333333333" calcext:value-type="float">
            <text:p>2.31323</text:p>
          </table:table-cell>
          <table:table-cell office:value-type="float" office:value="2.06401866666667" calcext:value-type="float">
            <text:p>2.06402</text:p>
          </table:table-cell>
          <table:table-cell office:value-type="float" office:value="2.835568" calcext:value-type="float">
            <text:p>2.835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2157066666667" calcext:value-type="float">
            <text:p>2.42157</text:p>
          </table:table-cell>
          <table:table-cell office:value-type="float" office:value="1.799364" calcext:value-type="float">
            <text:p>1.79936</text:p>
          </table:table-cell>
          <table:table-cell office:value-type="float" office:value="2.32032" calcext:value-type="float">
            <text:p>2.320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9:37:51.687717445</dc:date>
    <meta:document-statistic meta:table-count="2" meta:cell-count="9024" meta:object-count="0"/>
    <meta:generator>LibreOffice/4.2.8.2$Linux_X86_64 LibreOffice_project/420m0$Build-2</meta:generator>
  </office:meta>
</office:document-meta>
</file>